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967a" officeooo:paragraph-rsid="001a967a"/>
    </style:style>
    <style:style style:name="P2" style:family="paragraph" style:parent-style-name="Standard">
      <style:paragraph-properties fo:text-align="center" style:justify-single-word="false"/>
      <style:text-properties officeooo:rsid="001a967a" officeooo:paragraph-rsid="001a967a"/>
    </style:style>
    <style:style style:name="P3" style:family="paragraph" style:parent-style-name="Standard">
      <style:text-properties officeooo:rsid="001e7667" officeooo:paragraph-rsid="001a967a"/>
    </style:style>
    <style:style style:name="P4" style:family="paragraph" style:parent-style-name="Standard">
      <style:text-properties officeooo:paragraph-rsid="001a967a"/>
    </style:style>
    <style:style style:name="P5" style:family="paragraph" style:parent-style-name="Standard">
      <style:text-properties officeooo:paragraph-rsid="009c1caa"/>
    </style:style>
    <style:style style:name="P6" style:family="paragraph" style:parent-style-name="Heading">
      <style:text-properties officeooo:paragraph-rsid="00962d99"/>
    </style:style>
    <style:style style:name="P7" style:family="paragraph" style:parent-style-name="Heading">
      <style:text-properties officeooo:rsid="009440d3" officeooo:paragraph-rsid="00962d99"/>
    </style:style>
    <style:style style:name="P8" style:family="paragraph" style:parent-style-name="Heading" style:master-page-name="">
      <style:paragraph-properties style:page-number="auto"/>
      <style:text-properties officeooo:paragraph-rsid="00962d99"/>
    </style:style>
    <style:style style:name="P9" style:family="paragraph" style:parent-style-name="Heading">
      <style:paragraph-properties fo:margin-top="0.0398in" fo:margin-bottom="0.0398in" loext:contextual-spacing="false" fo:line-height="100%"/>
    </style:style>
    <style:style style:name="P10" style:family="paragraph" style:parent-style-name="Heading">
      <style:paragraph-properties fo:margin-top="0.0398in" fo:margin-bottom="0.0398in" loext:contextual-spacing="false" fo:line-height="100%"/>
      <style:text-properties officeooo:paragraph-rsid="009440d3"/>
    </style:style>
    <style:style style:name="P11" style:family="paragraph" style:parent-style-name="Text_20_body">
      <style:text-properties officeooo:paragraph-rsid="009c1caa"/>
    </style:style>
    <style:style style:name="P12" style:family="paragraph" style:parent-style-name="Text_20_body">
      <style:text-properties officeooo:paragraph-rsid="009e85fe"/>
    </style:style>
    <style:style style:name="P13" style:family="paragraph" style:parent-style-name="Text_20_body">
      <style:text-properties officeooo:paragraph-rsid="009da24c"/>
    </style:style>
    <style:style style:name="P14" style:family="paragraph" style:parent-style-name="Text_20_body">
      <style:text-properties officeooo:rsid="00c16627" officeooo:paragraph-rsid="00c16627"/>
    </style:style>
    <style:style style:name="P15" style:family="paragraph" style:parent-style-name="Text_20_body">
      <style:text-properties officeooo:rsid="00b5ff03" officeooo:paragraph-rsid="009c1caa"/>
    </style:style>
    <style:style style:name="P16" style:family="paragraph" style:parent-style-name="Title">
      <style:paragraph-properties fo:margin-top="0in" fo:margin-bottom="0in" loext:contextual-spacing="false" fo:text-align="center" style:justify-single-word="false"/>
      <style:text-properties fo:font-size="24pt" officeooo:rsid="001a967a" officeooo:paragraph-rsid="00962d99" style:font-size-asian="21pt" style:font-size-complex="24pt"/>
    </style:style>
    <style:style style:name="P17" style:family="paragraph" style:parent-style-name="Title">
      <style:paragraph-properties fo:margin-top="0in" fo:margin-bottom="0in" loext:contextual-spacing="false" fo:text-align="center" style:justify-single-word="false"/>
      <style:text-properties fo:font-size="24pt" officeooo:rsid="009440d3" officeooo:paragraph-rsid="00962d99" style:font-size-asian="21pt" style:font-size-complex="24pt"/>
    </style:style>
    <style:style style:name="P18" style:family="paragraph" style:parent-style-name="Title">
      <style:paragraph-properties fo:margin-top="0in" fo:margin-bottom="0in" loext:contextual-spacing="false" fo:text-align="center" style:justify-single-word="false"/>
      <style:text-properties fo:font-size="20pt" officeooo:rsid="009440d3" officeooo:paragraph-rsid="00962d99" style:font-size-asian="20pt" style:font-size-complex="20pt"/>
    </style:style>
    <style:style style:name="P19" style:family="paragraph" style:parent-style-name="Standard">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officeooo:paragraph-rsid="009c1caa"/>
    </style:style>
    <style:style style:name="P21" style:family="paragraph" style:parent-style-name="Text_20_body">
      <style:paragraph-properties fo:margin-top="0in" fo:margin-bottom="0in" loext:contextual-spacing="false"/>
      <style:text-properties officeooo:rsid="00c89e90" officeooo:paragraph-rsid="00c89e90"/>
    </style:style>
    <style:style style:name="P22" style:family="paragraph" style:parent-style-name="Hlavicka">
      <style:paragraph-properties fo:text-align="center" style:justify-single-word="false"/>
      <style:text-properties fo:font-variant="small-caps" fo:font-size="24pt" officeooo:rsid="00939f0e" officeooo:paragraph-rsid="00939f0e" style:font-size-asian="24pt" style:font-size-complex="24pt"/>
    </style:style>
    <style:style style:name="P23" style:family="paragraph" style:parent-style-name="Text_20_body" style:list-style-name="L3">
      <style:text-properties officeooo:rsid="00bac334" officeooo:paragraph-rsid="00bac334"/>
    </style:style>
    <style:style style:name="P24" style:family="paragraph" style:parent-style-name="Text_20_body" style:list-style-name="L3">
      <style:text-properties officeooo:rsid="00bc7ea8" officeooo:paragraph-rsid="00bc7ea8"/>
    </style:style>
    <style:style style:name="P25" style:family="paragraph" style:parent-style-name="Text_20_body" style:list-style-name="L7">
      <style:text-properties officeooo:rsid="00bfb52d" officeooo:paragraph-rsid="00bfb52d"/>
    </style:style>
    <style:style style:name="P26" style:family="paragraph" style:parent-style-name="Text_20_body" style:list-style-name="L8">
      <style:text-properties officeooo:rsid="00bfb6b2" officeooo:paragraph-rsid="00bfb6b2"/>
    </style:style>
    <style:style style:name="P27" style:family="paragraph" style:parent-style-name="Text_20_body" style:list-style-name="L9">
      <style:text-properties officeooo:rsid="00bfb6b2" officeooo:paragraph-rsid="00bfb6b2"/>
    </style:style>
    <style:style style:name="P28" style:family="paragraph" style:parent-style-name="Text_20_body" style:list-style-name="L10">
      <style:text-properties officeooo:rsid="00c16627" officeooo:paragraph-rsid="00c16627"/>
    </style:style>
    <style:style style:name="P29" style:family="paragraph" style:parent-style-name="Text_20_body" style:list-style-name="L11">
      <style:text-properties officeooo:rsid="00c16627" officeooo:paragraph-rsid="00c16627"/>
    </style:style>
    <style:style style:name="P30" style:family="paragraph" style:parent-style-name="Text_20_body" style:list-style-name="L12">
      <style:text-properties officeooo:rsid="00c16627" officeooo:paragraph-rsid="00c16627"/>
    </style:style>
    <style:style style:name="P31" style:family="paragraph" style:parent-style-name="Text_20_body" style:list-style-name="L12">
      <style:text-properties officeooo:rsid="00c2f224" officeooo:paragraph-rsid="00c2f224"/>
    </style:style>
    <style:style style:name="P32" style:family="paragraph" style:parent-style-name="Text_20_body" style:list-style-name="L13">
      <style:text-properties officeooo:rsid="00c2f224" officeooo:paragraph-rsid="00c2f224"/>
    </style:style>
    <style:style style:name="P33" style:family="paragraph" style:parent-style-name="Text_20_body" style:list-style-name="L14">
      <style:text-properties officeooo:rsid="00c2f224" officeooo:paragraph-rsid="00c2f224"/>
    </style:style>
    <style:style style:name="P34" style:family="paragraph" style:parent-style-name="Text_20_body" style:list-style-name="L14">
      <style:text-properties officeooo:rsid="00c53fa8" officeooo:paragraph-rsid="00c53fa8"/>
    </style:style>
    <style:style style:name="P35" style:family="paragraph" style:parent-style-name="Text_20_body">
      <style:text-properties officeooo:paragraph-rsid="011afb35"/>
    </style:style>
    <style:style style:name="P36" style:family="paragraph" style:parent-style-name="Text_20_body">
      <style:paragraph-properties fo:margin-top="0in" fo:margin-bottom="0in" loext:contextual-spacing="false"/>
    </style:style>
    <style:style style:name="P37" style:family="paragraph" style:parent-style-name="Text_20_body" style:list-style-name="L2">
      <style:paragraph-properties fo:margin-top="0in" fo:margin-bottom="0in" loext:contextual-spacing="false"/>
      <style:text-properties officeooo:rsid="00b2e53a" officeooo:paragraph-rsid="009c1caa"/>
    </style:style>
    <style:style style:name="P38" style:family="paragraph" style:parent-style-name="Text_20_body" style:list-style-name="L2">
      <style:paragraph-properties fo:margin-top="0in" fo:margin-bottom="0in" loext:contextual-spacing="false"/>
      <style:text-properties officeooo:rsid="00b3f09e" officeooo:paragraph-rsid="00b3f09e"/>
    </style:style>
    <style:style style:name="P39" style:family="paragraph" style:parent-style-name="Text_20_body" style:list-style-name="L2">
      <style:paragraph-properties fo:margin-top="0in" fo:margin-bottom="0in" loext:contextual-spacing="false"/>
      <style:text-properties officeooo:rsid="00b3f09e" officeooo:paragraph-rsid="00b9c9ec"/>
    </style:style>
    <style:style style:name="P40" style:family="paragraph" style:parent-style-name="Text_20_body">
      <style:paragraph-properties fo:margin-top="0in" fo:margin-bottom="0in" loext:contextual-spacing="false"/>
      <style:text-properties officeooo:paragraph-rsid="010f5eb5"/>
    </style:style>
    <style:style style:name="P41" style:family="paragraph" style:parent-style-name="Text_20_body">
      <style:paragraph-properties fo:margin-top="0in" fo:margin-bottom="0in" loext:contextual-spacing="false"/>
      <style:text-properties officeooo:paragraph-rsid="009e25c1"/>
    </style:style>
    <style:style style:name="P42" style:family="paragraph" style:parent-style-name="Text_20_body">
      <style:paragraph-properties fo:margin-top="0in" fo:margin-bottom="0in" loext:contextual-spacing="false"/>
      <style:text-properties officeooo:paragraph-rsid="009c1caa"/>
    </style:style>
    <style:style style:name="P43" style:family="paragraph" style:parent-style-name="Text_20_body" style:list-style-name="L15">
      <style:paragraph-properties fo:margin-top="0in" fo:margin-bottom="0in" loext:contextual-spacing="false"/>
      <style:text-properties officeooo:paragraph-rsid="0119b4c1"/>
    </style:style>
    <style:style style:name="P44" style:family="paragraph" style:parent-style-name="Text_20_body" style:list-style-name="L15">
      <style:paragraph-properties fo:margin-top="0in" fo:margin-bottom="0in" loext:contextual-spacing="false"/>
      <style:text-properties officeooo:rsid="01185a22" officeooo:paragraph-rsid="01185a22"/>
    </style:style>
    <style:style style:name="P45" style:family="paragraph" style:parent-style-name="Text_20_body" style:list-style-name="L15">
      <style:paragraph-properties fo:margin-top="0in" fo:margin-bottom="0in" loext:contextual-spacing="false"/>
      <style:text-properties officeooo:rsid="01185a22" officeooo:paragraph-rsid="01189b31"/>
    </style:style>
    <style:style style:name="P46" style:family="paragraph" style:parent-style-name="Text_20_body" style:list-style-name="L15">
      <style:paragraph-properties fo:margin-top="0in" fo:margin-bottom="0in" loext:contextual-spacing="false"/>
      <style:text-properties officeooo:rsid="01195dda" officeooo:paragraph-rsid="01195dda"/>
    </style:style>
    <style:style style:name="P47" style:family="paragraph" style:parent-style-name="Text_20_body" style:list-style-name="L15">
      <style:paragraph-properties fo:margin-top="0in" fo:margin-bottom="0in" loext:contextual-spacing="false"/>
      <style:text-properties officeooo:rsid="0119fc0e" officeooo:paragraph-rsid="0119fc0e"/>
    </style:style>
    <style:style style:name="P48" style:family="paragraph" style:parent-style-name="Heading_20_1">
      <style:text-properties officeooo:rsid="009e25c1" officeooo:paragraph-rsid="009e25c1"/>
    </style:style>
    <style:style style:name="P49" style:family="paragraph" style:parent-style-name="Heading_20_1">
      <style:text-properties officeooo:rsid="009e85fe" officeooo:paragraph-rsid="009e85fe"/>
    </style:style>
    <style:style style:name="P50" style:family="paragraph" style:parent-style-name="Heading_20_1">
      <style:paragraph-properties fo:margin-top="0in" fo:margin-bottom="0in" loext:contextual-spacing="false"/>
      <style:text-properties officeooo:rsid="00991dd6" officeooo:paragraph-rsid="009c1caa"/>
    </style:style>
    <style:style style:name="P51" style:family="paragraph" style:parent-style-name="Heading_20_1">
      <style:paragraph-properties fo:margin-top="0in" fo:margin-bottom="0in" loext:contextual-spacing="false"/>
      <style:text-properties officeooo:rsid="009af2b2" officeooo:paragraph-rsid="009c1caa"/>
    </style:style>
    <style:style style:name="P52" style:family="paragraph" style:parent-style-name="Heading_20_2">
      <style:text-properties officeooo:rsid="009922bc" officeooo:paragraph-rsid="009c1caa"/>
    </style:style>
    <style:style style:name="P53" style:family="paragraph" style:parent-style-name="Heading_20_2">
      <style:text-properties officeooo:rsid="009da24c" officeooo:paragraph-rsid="009da24c"/>
    </style:style>
    <style:style style:name="P54" style:family="paragraph" style:parent-style-name="Heading_20_2">
      <style:text-properties officeooo:rsid="009e85fe" officeooo:paragraph-rsid="009e85fe"/>
    </style:style>
    <style:style style:name="T1" style:family="text">
      <style:text-properties officeooo:rsid="009440d3"/>
    </style:style>
    <style:style style:name="T2" style:family="text">
      <style:text-properties style:font-name="Liberation Serif" fo:font-size="12pt" fo:language="en" fo:country="GB" style:font-size-asian="12pt"/>
    </style:style>
    <style:style style:name="T3" style:family="text">
      <style:text-properties style:font-name="Liberation Serif" fo:font-size="12pt" fo:language="en" fo:country="GB" officeooo:rsid="00ae6539" style:font-size-asian="12pt"/>
    </style:style>
    <style:style style:name="T4" style:family="text">
      <style:text-properties fo:color="#000000" style:font-name="Liberation Serif" fo:font-size="12pt" fo:language="en" fo:country="GB" style:font-size-asian="12pt"/>
    </style:style>
    <style:style style:name="T5" style:family="text">
      <style:text-properties fo:color="#000000" style:font-name="Liberation Serif" fo:font-size="12pt" fo:language="en" fo:country="GB" officeooo:rsid="00a6e115" style:font-size-asian="12pt"/>
    </style:style>
    <style:style style:name="T6" style:family="text">
      <style:text-properties fo:color="#000000" style:font-name="Liberation Serif" fo:font-size="12pt" fo:language="en" fo:country="GB" officeooo:rsid="00ab0a56" style:font-size-asian="12pt"/>
    </style:style>
    <style:style style:name="T7" style:family="text">
      <style:text-properties fo:color="#000000" style:font-name="Liberation Serif" fo:font-size="12pt" fo:language="en" fo:country="GB" officeooo:rsid="00ac2675" style:font-size-asian="12pt"/>
    </style:style>
    <style:style style:name="T8" style:family="text">
      <style:text-properties fo:color="#000000" style:font-name="Liberation Serif" fo:font-size="12pt" fo:language="en" fo:country="GB" officeooo:rsid="00ae1d23" style:font-size-asian="12pt"/>
    </style:style>
    <style:style style:name="T9" style:family="text">
      <style:text-properties fo:color="#000000" style:font-name="Liberation Serif" fo:font-size="12pt" fo:language="en" fo:country="GB" officeooo:rsid="00ae6539" style:font-size-asian="12pt"/>
    </style:style>
    <style:style style:name="T10" style:family="text">
      <style:text-properties fo:color="#000000" style:font-name="Liberation Serif" fo:font-size="12pt" fo:language="en" fo:country="GB" officeooo:rsid="00ae7890" style:font-size-asian="12pt"/>
    </style:style>
    <style:style style:name="T11" style:family="text">
      <style:text-properties fo:color="#000000" style:font-name="Liberation Serif" fo:font-size="12pt" fo:language="en" fo:country="GB" officeooo:rsid="00af6ad6" style:font-size-asian="12pt"/>
    </style:style>
    <style:style style:name="T12" style:family="text">
      <style:text-properties fo:color="#000000" style:font-name="Liberation Serif" fo:font-size="12pt" fo:language="en" fo:country="GB" officeooo:rsid="00afa22e" style:font-size-asian="12pt"/>
    </style:style>
    <style:style style:name="T13" style:family="text">
      <style:text-properties fo:color="#000000" style:font-name="Liberation Serif" fo:font-size="12pt" fo:language="en" fo:country="GB" officeooo:rsid="00b0a5fb" style:font-size-asian="12pt"/>
    </style:style>
    <style:style style:name="T14" style:family="text">
      <style:text-properties officeooo:rsid="00be76f7"/>
    </style:style>
    <style:style style:name="T15" style:family="text">
      <style:text-properties officeooo:rsid="00c36722"/>
    </style:style>
    <style:style style:name="T16" style:family="text">
      <style:text-properties officeooo:rsid="00c89e90"/>
    </style:style>
    <style:style style:name="T17" style:family="text">
      <style:text-properties officeooo:rsid="00c958d8"/>
    </style:style>
    <style:style style:name="T18" style:family="text">
      <style:text-properties officeooo:rsid="00ce821c"/>
    </style:style>
    <style:style style:name="T19" style:family="text">
      <style:text-properties officeooo:rsid="0107ac4f"/>
    </style:style>
    <style:style style:name="T20" style:family="text">
      <style:text-properties officeooo:rsid="010bf476"/>
    </style:style>
    <style:style style:name="T21" style:family="text">
      <style:text-properties officeooo:rsid="010e7ef9"/>
    </style:style>
    <style:style style:name="T22" style:family="text">
      <style:text-properties officeooo:rsid="01142a2b"/>
    </style:style>
    <style:style style:name="T23" style:family="text">
      <style:text-properties officeooo:rsid="0117094a"/>
    </style:style>
    <style:style style:name="T24" style:family="text">
      <style:text-properties officeooo:rsid="01185a22"/>
    </style:style>
    <style:style style:name="T25" style:family="text">
      <style:text-properties officeooo:rsid="01189b31"/>
    </style:style>
    <style:style style:name="T26" style:family="text">
      <style:text-properties officeooo:rsid="0119b4c1"/>
    </style:style>
    <style:style style:name="T27" style:family="text">
      <style:text-properties officeooo:rsid="0119fc0e"/>
    </style:style>
    <style:style style:name="T28" style:family="text">
      <style:text-properties officeooo:rsid="011b99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Vysoké učení technické v Brně</text:p>
      <text:p text:style-name="P22">Fakulta informačných technológií</text:p>
      <text:p text:style-name="Hlavicka"/>
      <text:p text:style-name="P1"/>
      <text:p text:style-name="P1"/>
      <text:p text:style-name="P1"/>
      <text:p text:style-name="P2"/>
      <text:p text:style-name="P2"/>
      <text:p text:style-name="P16"/>
      <text:p text:style-name="P16"/>
      <text:p text:style-name="P16"/>
      <text:p text:style-name="P16">Model restaurace v období oběda</text:p>
      <text:p text:style-name="P17"><text:tab/></text:p>
      <text:p text:style-name="P18">Dokumentácia k projektu do predmetu IMS</text:p>
      <text:p text:style-name="P4"/>
      <text:p text:style-name="P1"/>
      <text:p text:style-name="P1"/>
      <text:p text:style-name="P1"/>
      <text:p text:style-name="P1"/>
      <text:p text:style-name="P1"/>
      <text:p text:style-name="P3"/>
      <text:p text:style-name="P1"/>
      <text:p text:style-name="P1"/>
      <text:p text:style-name="P1"/>
      <text:p text:style-name="P8"/>
      <text:p text:style-name="P6"/>
      <text:p text:style-name="P6"/>
      <text:p text:style-name="P7"><text:tab/><text:tab/><text:tab/><text:tab/><text:tab/><text:tab/><text:tab/><text:tab/>Autori: </text:p>
      <text:p text:style-name="P10"><text:tab/><text:tab/><text:tab/><text:tab/><text:tab/><text:tab/><text:tab/><text:tab/>Marián Ďurčo(xdurco00),</text:p>
      <text:p text:style-name="P9"><text:span text:style-name="T1">Brno 2016</text:span><text:tab/><text:tab/><text:tab/><text:tab/><text:tab/><text:tab/><text:tab/><text:span text:style-name="T1">Marcel Kiss(xkissm01)</text:span></text:p>
      <text:p text:style-name="P1"><text:tab/><text:tab/></text:p>
      <text:h text:style-name="P50" text:outline-level="1"><text:soft-page-break/>Úvod</text:h>
      <text:p text:style-name="P11"/>
      <text:p text:style-name="P20"><text:tab/><text:span text:style-name="T2">Táto práca popisuje riešenie návrhu a implementácie simula</text:span><text:span text:style-name="T3">č</text:span><text:span text:style-name="T2">ného modelu pre reštaura</text:span><text:span text:style-name="T3">č</text:span><text:span text:style-name="T2">né zariadenie v obobí obeda. </text:span></text:p>
      <text:p text:style-name="P19"><text:span text:style-name="T2"><text:tab/></text:span><text:span text:style-name="T4">Hlavným ú</text:span><text:span text:style-name="T9">č</text:span><text:span text:style-name="T4">elom bolo vytvorenie validného simulacného modelu, pomocou ktorého by sme vedeli zisti</text:span><text:span text:style-name="T10">ť</text:span><text:span text:style-name="T4"> problematické a najmä najviac </text:span><text:span text:style-name="T10">č</text:span><text:span text:style-name="T4">asovo náro</text:span><text:span text:style-name="T11">č</text:span><text:span text:style-name="T4">né situácie pri staraní sa o zákazníka. Výsledky by mali pomoc</text:span><text:span text:style-name="T12">ť </text:span><text:span text:style-name="T4">nás</text:span><text:span text:style-name="T12">ť</text:span><text:span text:style-name="T4"> slabé miesta a navrhnú</text:span><text:span text:style-name="T12">ť </text:span><text:span text:style-name="T4">riešenie k ich odstráneniu.</text:span></text:p>
      <text:p text:style-name="P5"><text:span text:style-name="T4"><text:tab/>Pre vypracovanie tejto simulácie bolo potrebné </text:span><text:span text:style-name="T12">po</text:span><text:span text:style-name="T4">rozumie</text:span><text:span text:style-name="T12">ť</text:span><text:span text:style-name="T4"> problematike týkajúcej sa tvorbe simula</text:span><text:span text:style-name="T13">č</text:span><text:span text:style-name="T4">ného modelu, skúmanie a porozumenie reálneho modelu a jeho následná abstrakcia.</text:span></text:p>
      <text:h text:style-name="P52" text:outline-level="2">Autori</text:h>
      <text:p text:style-name="P11"><text:tab/><text:span text:style-name="T4">Pri tvorbe spolupracovali ako hlavný tvorcovia Marcel Kiss spolu s Mariánom </text:span><text:span text:style-name="T6">Ď</text:span><text:span text:style-name="T4">ur</text:span><text:span text:style-name="T6">č</text:span><text:span text:style-name="T4">om. Dáta, ktoré boli použité sú z reálneho pozorovania v reštaura</text:span><text:span text:style-name="T7">č</text:span><text:span text:style-name="T4">nom zariadení. Informácie boli najmä </text:span><text:span text:style-name="T8">č</text:span><text:span text:style-name="T4">erpané <text:s/>z prednášok predmetu IMS a dokumena</text:span><text:span text:style-name="T8">č</text:span><text:span text:style-name="T4">ných stránok knihovne SIMLIB. Tieto a ostatné zdroje sú uvedené v závere tejto dokumentácie.</text:span></text:p>
      <text:h text:style-name="P53" text:outline-level="2">Overenie validity modelu</text:h>
      <text:p text:style-name="P13"><text:span text:style-name="T4"><text:tab/></text:span><text:span text:style-name="T5">Ov</text:span><text:span text:style-name="T4">erovanie prebiehalo v reálnom prostredí jednej z reštaurácií. ………………</text:span></text:p>
      <text:h text:style-name="P51" text:outline-level="1">Rozbor témy</text:h>
      <text:p text:style-name="P20"/>
      <text:p text:style-name="P20"><text:tab/><text:span text:style-name="T16">Sledovaný reštauračný systém bol skúmaný v období obeda, čiže počas najvačšej frekvencie príchodov a odchodov zákazníkov. </text:span></text:p>
      <text:p text:style-name="P21"><text:tab/>V reštaurácií sa vyskytuje jeden zamestnanec, ktorý má na starosti usádzanie prichádzajúcich ľudí k voľným stolom, prípadne rieši vopred zajednané rezervácie na konkrétne stoly v reštauračnom zariadení. Ten ak je voľný stôl vezme skupinku alebo jednotlica, ktorý je na rade a odprevadí ho/ich až ku stolu následne sa vracia naspäť. V prípade, že nieje žiaden zo stolov voľný nerobí nič <text:span text:style-name="T17">až kým sa </text:span>ktor<text:span text:style-name="T17">ýkoľvek neuvoľní,</text:span> aby mohol usadiť dalších zákazníkov.</text:p>
      <text:p text:style-name="P21"><text:tab/><text:span text:style-name="T18">Dalej sú tu traja čašníci. Tí sa venujú zákaznikovi od prinesenia obedového menu, až po zákazníkovu platbu a následné upratanie stola a prípravu pre niekoho dalšieho. Ďalej tu sa tu vyskytuje kuchyňa, v ktorej pracjujú dvaja kuchári. Tí pripravujú objednávky, ktoré im čašníci doniesli.</text:span></text:p>
      <text:p text:style-name="P15"/>
      <text:list xml:id="list7596753720320542591" text:style-name="L2">
        <text:list-item>
          <text:p text:style-name="P37">Podlozenie zistených výsledkov</text:p>
        </text:list-item>
        <text:list-item>
          <text:p text:style-name="P38">zobrazenie ziskanych dat v nasom pripade osobne merania ako dôverihodny zdroj</text:p>
        </text:list-item>
        <text:list-item>
          <text:p text:style-name="P39">tieto merania nejak zobraziť grafom atdd</text:p>
        </text:list-item>
      </text:list>
      <text:h text:style-name="Heading_20_2" text:outline-level="2">Použité postupy</text:h>
      <text:p text:style-name="P36"><text:tab/><text:span text:style-name="T19">Najprv bolo potrebné sa zoznámiť s reálnym systémom, podľa ktorého bude vytváraný simulačný model. Buď použiť už existujúce štatistiky a dáta, ktoré sú voľne dostupné alebo si ich </text:span><text:soft-page-break/><text:span text:style-name="T19">získať sám pozorovaním vybraného systému. Z dôvodu nemožnosti nájsť relevantné dáta, ktoré by vyhovovali pre simulovaný model boli dáta nakoniec získané pozorovaním reálneho systému.</text:span></text:p>
      <text:p text:style-name="Text_20_body"><text:tab/><text:span text:style-name="T20">Pre popis modelu je použitá petriho sieť. Pre potrebu vykonávania experimentov, analýzy výsledkov a aj samotnú implementáciu simulačného modelu je použitý nástroj SIMLIB/C++.</text:span></text:p>
      <text:list xml:id="list824114842967679812" text:style-name="L3">
        <text:list-item>
          <text:p text:style-name="P23">Postupy ake sme pouzili pri tvorbe modelu tj.:</text:p>
          <text:list>
            <text:list-item>
              <text:p text:style-name="P24">ziskali sme subor dat pomocom merani a pozorovani v realite</text:p>
            </text:list-item>
          </text:list>
        </text:list-item>
      </text:list>
      <text:h text:style-name="Heading_20_2" text:outline-level="2"><text:s/><text:span text:style-name="T14">Použité technológie</text:span></text:h>
      <text:p text:style-name="P40"><text:tab/><text:span text:style-name="T21">Simulačný nástroj SIMLIB/C++ je knihovňa programovacieho jazika C++. Keďže je tento nástroj voľne dostupný a šíriteľný je pre tento projekt ideálny. Umožnuje rýchle vytvorenie funkčného simulačného modelu za použitia objektovo orientovaného paradigma. Ponúka nám širokú škálu modulov ako pre samotnú simuláciu ale aj vizualizáciue a tak isto analýzu simulovaných dát.</text:span></text:p>
      <text:h text:style-name="P48" text:outline-level="1">Abstraktný model</text:h>
      <text:p text:style-name="P41"><text:tab/><text:span text:style-name="T22">K tomu aby sme mohli nejakým spôsobom simulovať reálny systém je potrebné pomocou dát a informácií, ktoré o tomto systéme máme a poznáme vytvorit jeho abstraraktný model. Ten sa vytvára z dôvodu zanedbania určitých skutočností, ktoré by nebolo možné modelovať alebo by to bolo veľmi zložité, pričom ale musí byť zachovaná validita tohoto modelu.</text:span></text:p>
      <text:p text:style-name="P41"><text:tab/><text:span text:style-name="T23">Modely nám slúžia k objasneniu správania systému na základe určitých parametrov a vzťahov medzi nimi. Je možné tímto skúmať závislosti a v niektorých prípadoch predpovedať chovanie za určitých podmienok. Dalej je možné nájsť faktory, na ktorých je celý modelovaný systém postavený. S týmito výsledkami je možné daný systém optimalizovať zvolením najvhodnejšej kombinácie parametrov a tým prispieť k lepšej odozve systému.</text:span></text:p>
      <text:p text:style-name="P41"><text:tab/><text:span text:style-name="T24">V tomto konkrétnom modely je abstrahovaných niekoľko prípadov:</text:span></text:p>
      <text:list xml:id="list7137511889898855700" text:style-name="L15">
        <text:list-item>
          <text:p text:style-name="P44">čašníci vždy po vykonaní nejakej určitej činnosti (platby zákaníka, prinesenia jedla, menu, atd..) sa vždy vracaju na svoje počiatočné pomyselné stanovisko, teda je zanedbaná možnosť ísť napríklad od jedného stolu priamo k inému</text:p>
        </text:list-item>
        <text:list-item>
          <text:p text:style-name="P44">kuchári pracujú vždy výlučne v jeden čas iba na jednej objednávke, tj. nepripravujú viac objedávok naraz</text:p>
        </text:list-item>
        <text:list-item>
          <text:p text:style-name="P46">presuvanie stolov je zanedbané</text:p>
        </text:list-item>
        <text:list-item>
          <text:p text:style-name="P46">stôl môže obsadiť len jedna konkrétnna skupinka ľudí nieje možné aby pri jednom stole sedeli dve a viac rôznych skupín</text:p>
        </text:list-item>
        <text:list-item>
          <text:p text:style-name="P45">rôzne nehody ako pokazenie objednávky <text:span text:style-name="T25">na strane kuchyne alebo čašníka sú zanedbané úplne</text:span></text:p>
        </text:list-item>
        <text:list-item>
          <text:p text:style-name="P45"><text:span text:style-name="T25">prípadný naliehavý odchod zákazníka vyberania jedla alebo jedenia je taktiez uplne zanedbaný</text:span> </text:p>
        </text:list-item>
        <text:list-item>
          <text:p text:style-name="P43"><text:span text:style-name="T26">TODO zdovodnenie ze vyssie uvedene neovplyvnia validitu modelu</text:span></text:p>
        </text:list-item>
        <text:list-item>
          <text:p text:style-name="P47">TODO pridat sem aj casy tj. ze su nejakym sposobom okresané?</text:p>
        </text:list-item>
      </text:list>
      <text:h text:style-name="Heading_20_2" text:outline-level="2"><text:soft-page-break/><text:tab/><text:span text:style-name="T27">Spôsoby a formy vyjadrenia abstraktného modelu</text:span></text:h>
      <text:p text:style-name="P35"><text:tab/><text:span text:style-name="T28">Spôsobov na vyjadrenie modelu je niekoľko. Všetky modely sa odvíjajú od konceptuálneho. Ten prevažné slúží na objasnenie súvislostí a základné popísanie sytému. V tejto práci je použitý jeden z deklaratívnych modelov, ktorý sa odvíja od vyššie spomínaného konceptuálneho modelu a to konktétne petriho sieť.</text:span></text:p>
      <text:list xml:id="list5214688997185572889" text:style-name="L7">
        <text:list-item>
          <text:p text:style-name="P25">vlozit mozno nejeku zaujimavu cast s petriho siete a popisat ju popripade aj viac ako jednu, ak by sme chceli natiahnut text</text:p>
        </text:list-item>
      </text:list>
      <text:h text:style-name="P49" text:outline-level="1">Implementačný prístup</text:h>
      <text:list xml:id="list4953089702505287054" text:style-name="L8">
        <text:list-item>
          <text:p text:style-name="P26">Abstraktny popis programu tj. cinnost, princip, nejake vyznamne dat. Struktury</text:p>
        </text:list-item>
        <text:list-item>
          <text:p text:style-name="P26">nepouzivat nazvy tried, funkcii atd z zdrojakov</text:p>
        </text:list-item>
        <text:list-item>
          <text:p text:style-name="P26">ide o vysvetlenie programu pre laika a neznaleho cloveka vo vodach informatickych</text:p>
        </text:list-item>
        <text:list-item>
          <text:p text:style-name="P26">mozne pouzitie schem, mozno nejaky pseudo kod</text:p>
        </text:list-item>
      </text:list>
      <text:h text:style-name="P49" text:outline-level="1">Architektúra simulačného modelu</text:h>
      <text:list xml:id="list7255563495595276897" text:style-name="L9">
        <text:list-item>
          <text:p text:style-name="P27">Nejake zaujimavosti o nasom modely</text:p>
        </text:list-item>
        <text:list-item>
          <text:p text:style-name="P27">abstraktny model → simulacny model popisat ako spojenie tj. co z abstraktneho modelu je v simulacnom a pripadne</text:p>
        </text:list-item>
      </text:list>
      <text:h text:style-name="P49" text:outline-level="1">Simulačné experimenty</text:h>
      <text:list xml:id="list855132888566763599" text:style-name="L10">
        <text:list-item>
          <text:p text:style-name="P28">Co cheme experimentami zistit/dosiahnut</text:p>
        </text:list-item>
        <text:list-item>
          <text:p text:style-name="P28">Experimentovanim s modelom ziskavame nove znalosti o systeme</text:p>
        </text:list-item>
        <text:list-item>
          <text:p text:style-name="P28">mozno by sme tu mohli experimentom odhalit chybu na ktoru by sme poukazali a zkritizovali</text:p>
        </text:list-item>
        <text:list-item>
          <text:p text:style-name="P28">experimenty musime zdovodnit preco sa chovaju ako sa chovaju</text:p>
        </text:list-item>
      </text:list>
      <text:p text:style-name="P14"/>
      <text:h text:style-name="P54" text:outline-level="2">Postup experimentovania</text:h>
      <text:list xml:id="list899649634020792758" text:style-name="L11">
        <text:list-item>
          <text:p text:style-name="P29">Stanovit ciel experimentu</text:p>
        </text:list-item>
        <text:list-item>
          <text:p text:style-name="P29">nasledne bude treba na dany ciel vymysliet aky sposobom sa k nemu pomocou experimentu dostaneme (pripustny je aj postup pokus-omly)</text:p>
        </text:list-item>
      </text:list>
      <text:h text:style-name="P54" text:outline-level="2"><text:soft-page-break/>Popis jednotilivých experimentov</text:h>
      <text:list xml:id="list6485483654271425629" text:style-name="L12">
        <text:list-item>
          <text:p text:style-name="P30">Zobranie vysledkov z experimentov a ich dokumentacia</text:p>
        </text:list-item>
        <text:list-item>
          <text:p text:style-name="P31">na ake vstupy ako system reaguje ci podla ocakavanie alebo nie vyskytuju sa vo vysledkoch nejake zaujimave jednorazove hodnoty ktore mohli vzniknut bud velmi ojedinelou situaciou alebo pripadne moznou chybou v modele</text:p>
        </text:list-item>
        <text:list-item>
          <text:p text:style-name="P30">mozme pouzit nejake obrazky alebo grafy ktore popiseme</text:p>
        </text:list-item>
      </text:list>
      <text:h text:style-name="P54" text:outline-level="2">Záver z experimentov</text:h>
      <text:list xml:id="list2383541936218372319" text:style-name="L13">
        <text:list-item>
          <text:p text:style-name="P32">Kolko experimentov bolo vykonanych, na co sme sa <text:s/>pri nich zameriavali v pripade chyby v systeme ci sme ju potom opravili. Vysledky ci boli dostatocne <text:s/>presne alebo ak by experimenty bezali dlhsiu dobu mohli by sa vysledky radikaldne este zmenit alebo nie..</text:p>
        </text:list-item>
      </text:list>
      <text:h text:style-name="P49" text:outline-level="1">Záver</text:h>
      <text:list xml:id="list2572939632016993768" text:style-name="L14">
        <text:list-item>
          <text:p text:style-name="P33">Zhodnotenie vykonanych exprerimentov ci boli uspesne alebo nie, nasli sme co sme hladali</text:p>
        </text:list-item>
        <text:list-item>
          <text:p text:style-name="P33">co nam vysledky experimentov povedali o <text:span text:style-name="T15">modele co s toho sa da aplikovat na realny system ci by to malo predpokladane vysledky alebo ci mozno by vo v realnom modele praveze pouzitelne nobolo a z akeho dovodu.</text:span></text:p>
        </text:list-item>
        <text:list-item>
          <text:p text:style-name="P34">Mozno zhodnotit nieco ine ako len experimenty</text:p>
        </text:list-item>
      </text:list>
      <text:p text:style-name="P12"><text:tab/></text:p>
      <text:p text:style-name="P11"/>
      <text:p text:style-name="P1"/>
      <text:p text:style-name="P1"/>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967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Bold" style:font-family-generic="roman" style:font-pitch="variable" fo:font-size="24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text:number-lines="true" text:line-number="1">
        <style:drop-cap/>
      </style:paragraph-properties>
      <style:text-properties fo:font-size="130%" fo:font-weight="normal" officeooo:rsid="00251dc8"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normal"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normal" style:font-size-asian="115%" style:font-weight-asian="bold" style:font-size-complex="11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loext:graphic-properties draw:fill-image-width="0in" draw:fill-image-height="0in"/>
      <style:paragraph-properties fo:margin-left="0.2in" fo:margin-right="0in" fo:margin-top="0in" fo:margin-bottom="0.1201in" loext:contextual-spacing="false" fo:text-indent="0in" style:auto-text-indent="false" style:shadow="none">
        <style:tab-stops>
          <style:tab-stop style:position="6.7283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lavicka" style:family="paragraph" style:parent-style-name="Standard">
      <style:text-properties fo:font-size="20pt" officeooo:rsid="001a967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age_20_Number" style:display-name="Page Number"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Index">
      <style:footer>
        <text:p text:style-name="Footer"/>
      </style:footer>
      <style:footer-first>
        <text:p text:style-name="Footer"/>
      </style:footer-first>
      <style:footer-left>
        <text:p text:style-name="Footer"/>
      </style:footer-left>
    </style:master-page>
    <style:master-page style:name="Index" style:page-layout-name="Mpm2">
      <style:footer>
        <text:p text:style-name="Footer"><text:page-number text:select-page="current">5</text:page-number></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22:11.558863306</meta:creation-date>
    <dc:date>2016-12-02T13:56:46.101639192</dc:date>
    <meta:editing-duration>PT6H37M24S</meta:editing-duration>
    <meta:editing-cycles>129</meta:editing-cycles>
    <meta:generator>LibreOffice/5.1.6.2.0$Linux_X86_64 LibreOffice_project/10$Build-2</meta:generator>
    <meta:document-statistic meta:table-count="0" meta:image-count="0" meta:object-count="0" meta:page-count="5" meta:paragraph-count="74" meta:word-count="1102" meta:character-count="7313" meta:non-whitespace-character-count="6280"/>
  </office:meta>
</office:document-meta>
</file>